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Delegator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Delegator.VariableDelegator( Scriptable obj , ExtensionContext ectx , Context s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Delegator.writeVariab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iableDelegator.get( String name , Scriptable st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ariableDelegator.put( String name , Scriptable start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Delegator.has( String name , Scriptable 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